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Bên quản lý computerome trả lời ko thỏa đáng</text:p>
      <text:p text:style-name="Standard">- 1 dòng blank line trước shebang line thì code vẫn chạy bt (đặc biệt trên local, thấy rất rõ)</text:p>
      <text:p text:style-name="Standard">- Tốc độ ko cao hơn chạy trên local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8:18:38.784125090</meta:creation-date>
    <dc:date>2021-11-05T18:29:34.122789811</dc:date>
    <meta:editing-duration>PT3M3S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1" meta:paragraph-count="3" meta:word-count="39" meta:character-count="176" meta:non-whitespace-character-count="139"/>
  </office:meta>
</office:document-meta>
</file>